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1.16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1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1pt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.54cm" svg:height="0.635cm" svg:x="2.005cm" svg:y="1.585cm">
          <text:p text:style-name="P1"><text:span text:style-name="T1">LAST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905cm" svg:height="0.687cm" svg:x="0.1cm" svg:y="1.514cm">
          <draw:text-box>
            <text:p text:style-name="P3"><text:span text:style-name="T1">Fields:</text:span></text:p>
          </draw:text-box>
        </draw:frame>
        <draw:custom-shape draw:style-name="gr1" draw:text-style-name="P2" draw:layer="layout" svg:width="3.175cm" svg:height="0.635cm" svg:x="4.545cm" svg:y="1.585cm">
          <text:p text:style-name="P1"><text:span text:style-name="T1">FIR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7.72cm" svg:y="1.585cm">
          <text:p text:style-name="P1"><text:span text:style-name="T1">PSEUDONYM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05cm" svg:height="1.413cm" svg:x="12.165cm" svg:y="1.342cm">
          <draw:text-box>
            <text:p text:style-name="P5"><text:span text:style-name="T1">End of record</text:span></text:p>
          </draw:text-box>
        </draw:frame>
        <draw:frame draw:style-name="gr4" draw:text-style-name="P4" draw:layer="layout" svg:width="1.27cm" svg:height="0.885cm" svg:x="1.37cm" svg:y="0.7cm">
          <draw:text-box>
            <text:p text:style-name="P3"><text:span text:style-name="T1">1</text:span></text:p>
          </draw:text-box>
        </draw:frame>
        <draw:frame draw:style-name="gr4" draw:text-style-name="P8" draw:layer="layout" svg:width="1.27cm" svg:height="0.885cm" svg:x="3.91cm" svg:y="0.7cm">
          <draw:text-box>
            <text:p text:style-name="P7"><text:span text:style-name="T1">11</text:span></text:p>
          </draw:text-box>
        </draw:frame>
        <draw:frame draw:style-name="gr4" draw:text-style-name="P8" draw:layer="layout" svg:width="1.27cm" svg:height="0.885cm" svg:x="7.085cm" svg:y="0.7cm">
          <draw:text-box>
            <text:p text:style-name="P7"><text:span text:style-name="T1">21</text:span></text:p>
          </draw:text-box>
        </draw:frame>
        <draw:frame draw:style-name="gr4" draw:text-style-name="P2" draw:layer="layout" svg:width="1.27cm" svg:height="0.885cm" svg:x="11.53cm" svg:y="0.7cm">
          <draw:text-box>
            <text:p text:style-name="P1"><text:span text:style-name="T1">40</text:span></text:p>
          </draw:text-box>
        </draw:frame>
        <draw:frame draw:style-name="gr4" draw:text-style-name="P6" draw:layer="layout" svg:width="4.445cm" svg:height="0.885cm" svg:x="1.54cm" svg:y="0.1cm">
          <draw:text-box>
            <text:p text:style-name="P5"><text:span text:style-name="T1">Character posi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17cm" fo:page-height="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09T23:12:30.68</dc:date>
    <dc:language>en-US</dc:language>
    <meta:editing-cycles>16</meta:editing-cycles>
    <meta:editing-duration>PT01H51M52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